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Lien_32_hypertexte" style:data-style-name="N0">
      <style:text-properties fo:color="#467886" style:text-underline-style="solid" style:text-underline-type="single"/>
    </style:style>
    <style:style style:name="ce4" style:family="table-cell" style:parent-style-name="Lien_32_hypertexte" style:data-style-name="N0">
      <style:text-properties fo:color="#467886" style:text-underline-style="solid" style:text-underline-type="single"/>
    </style:style>
    <style:style style:name="co1" style:family="table-column">
      <style:table-column-properties fo:break-before="auto" style:column-width="4.1275cm" style:use-optimal-column-width="true"/>
    </style:style>
    <style:style style:name="co2" style:family="table-column">
      <style:table-column-properties fo:break-before="auto" style:column-width="2.64583333333333cm" style:use-optimal-column-width="true"/>
    </style:style>
    <style:style style:name="co3" style:family="table-column">
      <style:table-column-properties fo:break-before="auto" style:column-width="3.7465cm" style:use-optimal-column-width="true"/>
    </style:style>
    <style:style style:name="co4" style:family="table-column">
      <style:table-column-properties fo:break-before="auto" style:column-width="5.79966666666667cm" style:use-optimal-column-width="true"/>
    </style:style>
    <style:style style:name="co5" style:family="table-column">
      <style:table-column-properties fo:break-before="auto" style:column-width="2.01083333333333cm" style:use-optimal-column-width="true"/>
    </style:style>
    <style:style style:name="co6" style:family="table-column">
      <style:table-column-properties fo:break-before="auto" style:column-width="3.13266666666667cm" style:use-optimal-column-width="true"/>
    </style:style>
    <style:style style:name="co7" style:family="table-column">
      <style:table-column-properties fo:break-before="auto" style:column-width="4.08516666666667cm" style:use-optimal-column-width="true"/>
    </style:style>
    <style:style style:name="co8" style:family="table-column">
      <style:table-column-properties fo:break-before="auto" style:column-width="3.83116666666667cm" style:use-optimal-column-width="true"/>
    </style:style>
    <style:style style:name="co9" style:family="table-column">
      <style:table-column-properties fo:break-before="auto" style:column-width="3.28083333333333cm" style:use-optimal-column-width="true"/>
    </style:style>
    <style:style style:name="co10" style:family="table-column">
      <style:table-column-properties fo:break-before="auto" style:column-width="5.60916666666667cm" style:use-optimal-column-width="true"/>
    </style:style>
    <style:style style:name="co11" style:family="table-column">
      <style:table-column-properties fo:break-before="auto" style:column-width="2.24366666666667cm" style:use-optimal-column-width="true"/>
    </style:style>
    <style:style style:name="co12" style:family="table-column">
      <style:table-column-properties fo:break-before="auto" style:column-width="4.80483333333333cm" style:use-optimal-column-width="true"/>
    </style:style>
    <style:style style:name="co13" style:family="table-column">
      <style:table-column-properties fo:break-before="auto" style:column-width="3.3655cm" style:use-optimal-column-width="true"/>
    </style:style>
    <style:style style:name="co14" style:family="table-column">
      <style:table-column-properties fo:break-before="auto" style:column-width="2.11666666666667cm" style:use-optimal-column-width="true"/>
    </style:style>
    <style:style style:name="co15" style:family="table-column">
      <style:table-column-properties fo:break-before="auto" style:column-width="3.51366666666667cm" style:use-optimal-column-width="true"/>
    </style:style>
    <style:style style:name="co16" style:family="table-column">
      <style:table-column-properties fo:break-before="auto" style:column-width="3.81cm" style:use-optimal-column-width="true"/>
    </style:style>
    <style:style style:name="co17" style:family="table-column">
      <style:table-column-properties fo:break-before="auto" style:column-width="7.366cm" style:use-optimal-column-width="true"/>
    </style:style>
    <style:style style:name="co18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7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HC 05</text:p>
          </table:table-cell>
          <table:table-cell office:value-type="string" table:style-name="ce1">
            <text:p>MG90S Servo</text:p>
          </table:table-cell>
          <table:table-cell office:value-type="string" table:style-name="ce2">
            <text:p>Moteur d'Engrenage à DC et Roue</text:p>
          </table:table-cell>
          <table:table-cell office:value-type="string" table:style-name="ce1">
            <text:p>Interrupteur</text:p>
          </table:table-cell>
          <table:table-cell office:value-type="string" table:style-name="ce1">
            <text:p>Arduino mega 2560</text:p>
          </table:table-cell>
          <table:table-cell office:value-type="string" table:style-name="ce1">
            <text:p>Breadboard </text:p>
          </table:table-cell>
          <table:table-cell office:value-type="string" table:style-name="ce1">
            <text:p>LASER VL53L0X</text:p>
          </table:table-cell>
          <table:table-cell office:value-type="string" table:style-name="ce1">
            <text:p>Ecran LCD OLED I2C</text:p>
          </table:table-cell>
          <table:table-cell office:value-type="string" table:style-name="ce1">
            <text:p>capteurs suiveur de ligne TCRT5000</text:p>
          </table:table-cell>
          <table:table-cell office:value-type="string" table:style-name="ce1">
            <text:p>Pixy2 </text:p>
          </table:table-cell>
          <table:table-cell office:value-type="string" table:style-name="ce1">
            <text:p>Photorésistance LDR</text:p>
          </table:table-cell>
          <table:table-cell office:value-type="string" table:style-name="ce1">
            <text:p>Piles 9900 mAh 3,7 V</text:p>
          </table:table-cell>
          <table:table-cell office:value-type="string" table:style-name="ce1">
            <text:p>Files</text:p>
          </table:table-cell>
          <table:table-cell office:value-type="string" table:style-name="ce1">
            <text:p>PETG</text:p>
          </table:table-cell>
          <table:table-cell office:value-type="string" table:style-name="ce1">
            <text:p>roulettes</text:p>
          </table:table-cell>
          <table:table-cell office:value-type="string" table:style-name="ce1">
            <text:p>Pont en H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Lien vers site de vente</text:p>
          </table:table-cell>
          <table:table-cell office:value-type="string" table:style-name="ce3">
            <text:p><text:a xlink:href="https://www.amazon.fr/émetteurs-récepteurs-HC-Typ-05-Bluetooth-intégré-Broches/dp/B0D5M4S3ZV/ref=asc_df_B0D5M4S3ZV?mcid=58d5aa5c2c2e351ea2540b4f1e60d575&amp;tag=operapc-def-sp-co2-fr-21&amp;linkCode=df0&amp;hvadid=701511851417&amp;hvpos=&amp;hvnetw=g&amp;hvrand=1327898955237674475&amp;hvpone=&amp;hvptwo=&amp;hvqmt=&amp;hvdev=c&amp;hvdvcmdl=&amp;hvlocint=&amp;hvlocphy=9054947&amp;hvtargid=pla-2390812615804&amp;psc=1&amp;gad_source=1">2 HC 05 amazon</text:a></text:p>
          </table:table-cell>
          <table:table-cell office:value-type="string" table:style-name="ce3">
            <text:p><text:a xlink:href="https://www.amazon.fr/AZDelivery-engrenage-métallique-hélicoptère-compatible/dp/B086V7TXXC/ref=asc_df_B086V7TXXC?mcid=64b52134321f33caa71a10772e5c3afc&amp;tag=operapc-def-sp-co2-fr-21&amp;linkCode=df0&amp;hvadid=701519987641&amp;hvpos=&amp;hvnetw=g&amp;hvrand=2518479970684416877&amp;hvpone=&amp;hvptwo=&amp;hvqmt=&amp;hvdev=c&amp;hvdvcmdl=&amp;hvlocint=&amp;hvlocphy=9054947&amp;hvtargid=pla-923153398493&amp;gad_source=1&amp;th=1">3 MG90S Servo amazon</text:a></text:p>
          </table:table-cell>
          <table:table-cell office:value-type="string" table:style-name="ce3">
            <text:p><text:a xlink:href="https://www.fnac.com/mp38504071/2-Ensembles-Moteur-d-Engrenage-a-DC-et-Roue-pour-DC-3V-6V-Arduino-Projets-Voiture-Robot-Smart-Jaune-TE696/w-4?oref=da737fb2-f70d-b17d-d3e3-d2798308e951&amp;Origin=CMP_GOOGLE_FL_GPS">Ensembles Moteur DC et Roue 3V-6V</text:a></text:p>
          </table:table-cell>
          <table:table-cell office:value-type="string" table:style-name="ce3">
            <text:p><text:a xlink:href="https://www.amazon.fr/5pcs-Round-Rocker-Interrupteur-bouton-poussoir/dp/B09L685RCK?th=1&amp;tag=operapc-def-sp-co2-fr-21">Interrupteur</text:a></text:p>
          </table:table-cell>
          <table:table-cell office:value-type="string" table:style-name="ce3">
            <text:p><text:a xlink:href="https://www.amazon.fr/Elegoo-Carte-ATmega2560-ATMEGA-Arduino/dp/B06XKZY117/ref=asc_df_B06XKZY117?mcid=2081518cfadf326db574c1caf8923ac8&amp;tag=operapc-def-sp-co2-fr-21&amp;linkCode=df0&amp;hvadid=701482302360&amp;hvpos=&amp;hvnetw=g&amp;hvrand=2073332796705944429&amp;hvpone=&amp;hvptwo=&amp;hvqmt=&amp;hvdev=c&amp;hvdvcmdl=&amp;hvlocint=&amp;hvlocphy=9054947&amp;hvtargid=pla-352139890991&amp;gad_source=1&amp;th=1">Arduino amazon</text:a></text:p>
          </table:table-cell>
          <table:table-cell office:value-type="string" table:style-name="ce3">
            <text:p><text:a xlink:href="https://store.arduino.cc/products/breadboard-400-contacts?srsltid=AfmBOooFr-GIswghCuXbUzemdd8DgPfxu-87H2TjEydTLqd6LSHZhqYHCF4">store arduino breadboard</text:a></text:p>
          </table:table-cell>
          <table:table-cell office:value-type="string" table:style-name="ce3">
            <text:p><text:a xlink:href="https://www.amazon.fr/Module-capteur-Flight-Distance-GY-VL53L0XV2/dp/B07H4N37F1/ref=asc_df_B07H4N37F1?mcid=dffe4fb047c43449ba962abafbac3534&amp;tag=operapc-def-sp-co2-fr-21&amp;linkCode=df0&amp;hvadid=701609728507&amp;hvpos=&amp;hvnetw=g&amp;hvrand=16026075278690154147&amp;hvpone=&amp;hvptwo=&amp;hvqmt=&amp;hvdev=c&amp;hvdvcmdl=&amp;hvlocint=&amp;hvlocphy=9054947&amp;hvtargid=pla-1113714713506&amp;psc=1&amp;gad_source=1">LASER VL53L0X amazon</text:a></text:p>
          </table:table-cell>
          <table:table-cell office:value-type="string" table:style-name="ce3">
            <text:p><text:a xlink:href="https://www.amazon.fr/ELEGOO-daffichage-compact-auto-éclairant-projets/dp/B0D7PWN66S?source=ps-sl-shoppingads-lpcontext&amp;ref_=fplfs&amp;smid=AZF7WYXU5ZANW&amp;th=1&amp;tag=operapc-def-sp-co2-fr-21">3 écrans + fils</text:a></text:p>
          </table:table-cell>
          <table:table-cell office:value-type="string" table:style-name="ce3">
            <text:p><text:a xlink:href="https://www.amazon.fr/WMYCONGCONG-infrarouge-réfléchissant-TCRT5000-raccordement/dp/B081RPJ44L/ref=asc_df_B081RPJ44L?mcid=8bf836466d673c5b9869a003d0d48f67&amp;tag=operapc-def-sp-co2-fr-21&amp;linkCode=df0&amp;hvadid=703620267747&amp;hvpos=&amp;hvnetw=g&amp;hvrand=6241978133177967321&amp;hvpone=&amp;hvptwo=&amp;hvqmt=&amp;hvdev=c&amp;hvdvcmdl=&amp;hvlocint=&amp;hvlocphy=9054947&amp;hvtargid=pla-1642031049322&amp;psc=1&amp;gad_source=1">10 capteurs TCRT5000 amazon</text:a></text:p>
          </table:table-cell>
          <table:table-cell office:value-type="string" table:style-name="ce3">
            <text:p><text:a xlink:href="https://www.amazon.fr/Charmed-Pixy2-Smart-Vision-Sensor/dp/B07D1CLYD2/ref=asc_df_B07D1CLYD2?mcid=3890794bd1e43eb38bbefba49f83bb97&amp;tag=operapc-def-sp-co2-fr-21&amp;linkCode=df0&amp;hvadid=701517366868&amp;hvpos=&amp;hvnetw=g&amp;hvrand=9311939887928543423&amp;hvpone=&amp;hvptwo=&amp;hvqmt=&amp;hvdev=c&amp;hvdvcmdl=&amp;hvlocint=&amp;hvlocphy=9054947&amp;hvtargid=pla-529519055908&amp;psc=1&amp;gad_source=1">Pixy2 amazon</text:a></text:p>
          </table:table-cell>
          <table:table-cell office:value-type="string" table:style-name="ce3">
            <text:p><text:a xlink:href="https://www.amazon.fr/DollaTek-Photorésistance-Capteur-Résistant-Lumière/dp/B07F9NNCZ5?source=ps-sl-shoppingads-lpcontext&amp;ref_=fplfs&amp;psc=1&amp;smid=A3SCFTIO8CSK1X&amp;tag=operapc-def-sp-co2-fr-21">100 Photorésistances amazon</text:a></text:p>
          </table:table-cell>
          <table:table-cell office:value-type="string" table:style-name="ce3">
            <text:p><text:a xlink:href="https://fra.grandado.com/products/gtf-3-7v-18650-9900mah-batterie-rechargeable-haute-capacite-li-ion-batterie-rechargeable-pour-lampe-torche-lampe-frontale-batterie?gad_source=1&amp;gad_campaignid=17337495057&amp;gclid=CjwKCAjw56DBBhAkEiwAaFsG-g05b1ZezJ2YQPFFjrWeMh9r1VYQ9DHrL1lMLNL_JGL8M4zJFZa-eBoC1aoQAvD_BwE&amp;variant=UHJvZHVjdFZhcmlhbnQ6Nzc0MDg2OTkz">1 Pile grandado</text:a></text:p>
          </table:table-cell>
          <table:table-cell office:value-type="string" table:style-name="ce3">
            <text:p><text:a xlink:href="https://www.temu.com/ul/kuiper/un9.html?subj=coupon-un&amp;_bg_fs=1&amp;_p_jump_id=895&amp;_x_vst_scene=adg&amp;goods_id=601099644733665&amp;sku_id=17592696563454&amp;adg_ctx=a-6946eb8a~c-3444541f~f-8bba23db&amp;_x_ads_sub_channel=shopping&amp;_p_rfs=1&amp;_x_ns_prz_type=-1&amp;_x_ns_sku_id=17592696563454&amp;_x_ns_gid=601099644733665&amp;mrk_rec=1&amp;_x_ads_channel=google&amp;_x_gmc_account=5346989188&amp;_x_login_type=Google&amp;_x_ads_account=4733246235&amp;_x_ads_set=21680433243&amp;_x_ads_id=167706826736&amp;_x_ads_creative_id=712921718781&amp;_x_ns_source=g&amp;_x_ns_gclid=CjwKCAjw56DBBhAkEiwAaFsG-nmqaLIJi7cxVh0yfGdowpaN1oow6-PiiT8hk6E_6QyGOzSBEw4QoBoCJPYQAvD_BwE&amp;_x_ns_placement=&amp;_x_ns_match_type=&amp;_x_ns_ad_position=&amp;_x_ns_product_id=5346989188-17592696563454&amp;_x_ns_target=&amp;_x_ns_devicemodel=&amp;_x_ns_wbraid=Cj4KCAjwxJvBBhBHEi4AlYnqFQk0nNGKAnnrGbf1xxmai76Be32TziMhmoGAwodEnrsU8gei0oZHaJulGgIU6w&amp;_x_ns_gbraid=0AAAAAo4mICHht7ewtoSkP5N8XbGP9U2LL&amp;_x_ns_targetid=pla-63948566702&amp;gad_source=1&amp;gad_campaignid=21680433243&amp;gclid=CjwKCAjw56DBBhAkEiwAaFsG-nmqaLIJi7cxVh0yfGdowpaN1oow6-PiiT8hk6E_6QyGOzSBEw4QoBoCJPYQAvD_BwE">40 files temu</text:a></text:p>
          </table:table-cell>
          <table:table-cell office:value-type="string" table:style-name="ce3">
            <text:p><text:a xlink:href="https://www.filimprimante3d.fr/collections/filament-pet-g?srsltid=AfmBOopAetMQOC7WFjClGitzRcoeX85tfxGSzRCO5vio9uiYhUFMtJJf">PETG filimprimante3d</text:a></text:p>
          </table:table-cell>
          <table:table-cell office:value-type="string" table:style-name="ce3">
            <text:p><text:a xlink:href="https://www.manomano.fr/roulette-126?model_id=89227038&amp;referer_id=718196&amp;loc_physical_ms=9054964&amp;gad_source=1&amp;gad_campaignid=22357188411&amp;gclid=CjwKCAjw56DBBhAkEiwAaFsG-j403xRaNxgoswFgkrDZQgTqpEzCQgqednDFZFXD5pRS6co765X39RoCtNUQAvD_BwE">12 roulettes manomano</text:a></text:p>
          </table:table-cell>
          <table:table-cell office:value-type="string" table:style-name="ce4">
            <text:p><text:a xlink:href="https://opencircuit.fr/produit/maker-drive-simplifying-h-bridge-motor-driver">maker-drive-h-bridge-motor-driver opencircuit</text:a>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Prix</text:p>
          </table:table-cell>
          <table:table-cell office:value-type="float" office:value="9.86" table:style-name="ce2">
            <text:p>9,86</text:p>
          </table:table-cell>
          <table:table-cell office:value-type="float" office:value="15.99" table:style-name="ce2">
            <text:p>15,99</text:p>
          </table:table-cell>
          <table:table-cell office:value-type="float" office:value="9.9" table:style-name="ce2">
            <text:p>9,90</text:p>
          </table:table-cell>
          <table:table-cell office:value-type="float" office:value="4.03" table:style-name="ce2">
            <text:p>4,03</text:p>
          </table:table-cell>
          <table:table-cell office:value-type="float" office:value="22.79" table:style-name="ce2">
            <text:p>22,79</text:p>
          </table:table-cell>
          <table:table-cell office:value-type="float" office:value="5" table:style-name="ce2">
            <text:p>5,00</text:p>
          </table:table-cell>
          <table:table-cell office:value-type="float" office:value="9.57" table:style-name="ce2">
            <text:p>9,57</text:p>
          </table:table-cell>
          <table:table-cell office:value-type="float" office:value="12.99" table:style-name="ce2">
            <text:p>12,99</text:p>
          </table:table-cell>
          <table:table-cell office:value-type="float" office:value="9.99" table:formula="of:=9.99" table:style-name="ce1">
            <text:p>9,99</text:p>
          </table:table-cell>
          <table:table-cell office:value-type="float" office:value="79.900000000000006" table:formula="of:=79.9" table:style-name="ce2">
            <text:p>79,90</text:p>
          </table:table-cell>
          <table:table-cell office:value-type="float" office:value="6.99" table:style-name="ce2">
            <text:p>6,99</text:p>
          </table:table-cell>
          <table:table-cell office:value-type="float" office:value="13.39" table:style-name="ce2">
            <text:p>13,39</text:p>
          </table:table-cell>
          <table:table-cell office:value-type="float" office:value="1.6" table:formula="of:=1.6" table:style-name="ce2">
            <text:p>1,60</text:p>
          </table:table-cell>
          <table:table-cell office:value-type="float" office:value="25" table:style-name="ce1">
            <text:p>25</text:p>
          </table:table-cell>
          <table:table-cell office:value-type="float" office:value="22.65" table:formula="of:=22.65" table:style-name="ce2">
            <text:p>22,65</text:p>
          </table:table-cell>
          <table:table-cell office:value-type="float" office:value="5.5" table:formula="of:=5.5" table:style-name="ce1">
            <text:p>5,5</text:p>
          </table:table-cell>
          <table:table-cell table:number-columns-repeated="16367"/>
        </table:table-row>
        <table:table-row table:style-name="ro1">
          <table:table-cell office:value-type="string" table:style-name="ce1">
            <text:p>Nombre utilisé</text:p>
          </table:table-cell>
          <table:table-cell office:value-type="float" office:value="0.5" table:formula="of:=0.5" table:style-name="ce2">
            <text:p>0,5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1" table:style-name="ce2">
            <text:p>1,00</text:p>
          </table:table-cell>
          <table:table-cell office:value-type="float" office:value="0.33333333333333331" table:formula="of:=1/3" table:style-name="ce2">
            <text:p>0,33</text:p>
          </table:table-cell>
          <table:table-cell office:value-type="float" office:value="0.5" table:formula="of:=1/2" table:style-name="ce1">
            <text:p>0,5</text:p>
          </table:table-cell>
          <table:table-cell office:value-type="float" office:value="1" table:style-name="ce2">
            <text:p>1,00</text:p>
          </table:table-cell>
          <table:table-cell office:value-type="float" office:value="0.02" table:formula="of:=2/100" table:style-name="ce1">
            <text:p>0,02</text:p>
          </table:table-cell>
          <table:table-cell office:value-type="float" office:value="2" table:style-name="ce1">
            <text:p>2</text:p>
          </table:table-cell>
          <table:table-cell office:value-type="float" office:value="1" table:formula="of:=1" table:style-name="ce1">
            <text:p>1</text:p>
          </table:table-cell>
          <table:table-cell office:value-type="float" office:value="2" table:formula="of:=2" table:style-name="ce1">
            <text:p>2</text:p>
          </table:table-cell>
          <table:table-cell office:value-type="float" office:value="0.16666666666666666" table:formula="of:=2/12" table:style-name="ce1">
            <text:p>0,166666667</text:p>
          </table:table-cell>
          <table:table-cell office:value-type="float" office:value="1" table:style-name="ce1">
            <text:p>1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otal <text:s/>des équipements :<text:s text:c="4"/></text:p>
          </table:table-cell>
          <table:table-cell office:value-type="float" office:value="249.22980000000001" table:formula="of:=([.B3]*[.B4]) + ([.C3]*[.C4]) +([.D3]*[.D4]) +([.E3]*[.E4])+([.F3]*[.F4])+([.G3]*[.G4])+([.H3]*[.H4]) +([.I3]*[.I4]) +([.J3]*[.J4])+([.K3]*[.K4])+([.L3]*[.L4])+([.M3]*[.M4])+([.N3]*[.N4])+([.O3]*[.O4]) + ([.P3]*[.P4]) + ([.Q3]*[.Q4])" table:style-name="ce1">
            <text:p>249,2298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génieur</text:p>
          </table:table-cell>
          <table:table-cell office:value-type="string" table:style-name="ce1">
            <text:p>NIOCHET</text:p>
          </table:table-cell>
          <table:table-cell office:value-type="string" table:style-name="ce1">
            <text:p>TARGOWSK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otal horaire</text:p>
          </table:table-cell>
          <table:table-cell office:value-type="float" office:value="200" table:formula="of:=25*4*2" table:style-name="ce1">
            <text:p>200</text:p>
          </table:table-cell>
          <table:table-cell office:value-type="float" office:value="100" table:formula="of:=25*4" table:style-name="ce1">
            <text:p>10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x à l'heure</text:p>
          </table:table-cell>
          <table:table-cell office:value-type="float" office:value="23.75" table:formula="of:=38000/1600" table:style-name="ce1">
            <text:p>23,75</text:p>
          </table:table-cell>
          <table:table-cell office:value-type="float" office:value="23.75" table:formula="of:=38000/1600" table:style-name="ce1">
            <text:p>23,7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Prix total ingé</text:p>
          </table:table-cell>
          <table:table-cell office:value-type="float" office:value="4750" table:formula="of:=[.B9]*[.B10]" table:style-name="ce1">
            <text:p>4750</text:p>
          </table:table-cell>
          <table:table-cell office:value-type="float" office:value="2375" table:formula="of:=[.C9]*[.C10]" table:style-name="ce1">
            <text:p>2375</text:p>
          </table:table-cell>
          <table:table-cell table:number-columns-repeated="16381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7374.2298000000001" table:formula="of:=[.B11]+[.C11] + [.B6]" table:style-name="ce1">
            <text:p>7374,2298</text:p>
          </table:table-cell>
          <table:table-cell table:number-columns-repeated="16382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Jean-Baptiste Niochet</meta:initial-creator>
    <dc:creator>Jean-Baptiste Niochet</dc:creator>
    <meta:creation-date>2025-05-17T11:27:23Z</meta:creation-date>
    <dc:date>2025-05-17T20:15:53Z</dc:date>
  </office:meta>
</office:document-meta>
</file>